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6"/>
          <table:table-cell office:value-type="float" office:value="0.299" calcext:value-type="float">
            <text:p>0.299</text:p>
          </table:table-cell>
          <table:table-cell office:value-type="float" office:value="215.3" calcext:value-type="float">
            <text:p>215.3</text:p>
          </table:table-cell>
          <table:table-cell office:value-type="float" office:value="26.7" calcext:value-type="float">
            <text:p>26.7</text:p>
          </table:table-cell>
          <table:table-cell office:value-type="float" office:value="56.3" calcext:value-type="float">
            <text:p>56.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197" calcext:value-type="float">
            <text:p>0.197</text:p>
          </table:table-cell>
          <table:table-cell office:value-type="float" office:value="64.5" calcext:value-type="float">
            <text:p>64.5</text:p>
          </table:table-cell>
          <table:table-cell office:value-type="float" office:value="200.4" calcext:value-type="float">
            <text:p>200.4</text:p>
          </table:table-cell>
          <table:table-cell office:value-type="float" office:value="11.4" calcext:value-type="float">
            <text:p>11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331" calcext:value-type="float">
            <text:p>0.331</text:p>
          </table:table-cell>
          <table:table-cell office:value-type="float" office:value="19.4" calcext:value-type="float">
            <text:p>19.4</text:p>
          </table:table-cell>
          <table:table-cell office:value-type="float" office:value="10.8" calcext:value-type="float">
            <text:p>10.8</text:p>
          </table:table-cell>
          <table:table-cell office:value-type="float" office:value="133.3" calcext:value-type="float">
            <text:p>133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matrix-columns-spanned="4" table:number-matrix-rows-spanned="1" table:formula="of:=LINEST([.G5:.G7];[.H5:.J7];0;0)" office:value-type="float" office:value="0.00233036365521006" calcext:value-type="float">
            <text:p>0.0023303637</text:p>
          </table:table-cell>
          <table:table-cell office:value-type="float" office:value="0.000624548417177938" calcext:value-type="float">
            <text:p>0.0006245484</text:p>
          </table:table-cell>
          <table:table-cell office:value-type="float" office:value="0.00070192793066894" calcext:value-type="float">
            <text:p>0.00070192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matrix-columns-spanned="3" table:number-matrix-rows-spanned="3" table:formula="of:=MINVERSE([.B7:.D9])" office:value-type="float" office:value="-0.444444444444444" calcext:value-type="float">
            <text:p>-0.4444444444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0.111111111111111" calcext:value-type="float">
            <text:p>0.11111111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805555555555555" calcext:value-type="float">
            <text:p>0.8055555556</text:p>
          </table:table-cell>
          <table:table-cell office:value-type="float" office:value="-0.527777777777778" calcext:value-type="float">
            <text:p>-0.5277777778</text:p>
          </table:table-cell>
          <table:table-cell office:value-type="float" office:value="0.111111111111111" calcext:value-type="float">
            <text:p>0.11111111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555555555555555" calcext:value-type="float">
            <text:p>-0.0555555556</text:p>
          </table:table-cell>
          <table:table-cell office:value-type="float" office:value="0.277777777777778" calcext:value-type="float">
            <text:p>0.2777777778</text:p>
          </table:table-cell>
          <table:table-cell office:value-type="float" office:value="-0.111111111111111" calcext:value-type="float">
            <text:p>-0.111111111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2.13" calcext:value-type="float">
            <text:p>2.13</text:p>
          </table:table-cell>
        </table:table-row>
        <table:table-row table:style-name="ro1"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-1.18" calcext:value-type="float">
            <text:p>-1.1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.9979973676999" calcext:value-type="float">
            <text:p>1.9979973677</text:p>
          </table:table-cell>
          <table:table-cell table:formula="of:=[.$L$15]*COS([.$L$16]*[.I15])*EXP(-[.$L$17]*[.I15])" office:value-type="float" office:value="0.977802246626252" calcext:value-type="float">
            <text:p>0.9778022466</text:p>
          </table:table-cell>
          <table:table-cell/>
          <table:table-cell office:value-type="float" office:value="2.23" calcext:value-type="float">
            <text:p>2.23</text:p>
          </table:table-cell>
        </table:table-row>
        <table:table-row table:style-name="ro1">
          <table:table-cell/>
          <table:table-cell table:number-matrix-columns-spanned="3" table:number-matrix-rows-spanned="3" table:formula="of:=MMULT([.B7:.D9];[.B11:.D1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1.41" calcext:value-type="float">
            <text:p>-1.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68" calcext:value-type="float">
            <text:p>-0.68</text:p>
          </table:table-cell>
          <table:table-cell/>
          <table:table-cell office:value-type="float" office:value="1.99921207186211" calcext:value-type="float">
            <text:p>1.9992120719</text:p>
          </table:table-cell>
          <table:table-cell table:formula="of:=[.$L$15]*COS([.$L$16]*[.I16])*EXP(-[.$L$17]*[.I16])" office:value-type="float" office:value="-0.680140941237521" calcext:value-type="float">
            <text:p>-0.6801409412</text:p>
          </table:table-cell>
          <table:table-cell/>
          <table:table-cell office:value-type="float" office:value="2.16" calcext:value-type="float">
            <text:p>2.16</text:p>
          </table:table-cell>
        </table:table-row>
        <table:table-row table:style-name="ro1">
          <table:table-cell/>
          <table:table-cell office:value-type="float" office:value="2.22044604925031E-016" calcext:value-type="float">
            <text:p>2.22044604925031E-16</text:p>
          </table:table-cell>
          <table:table-cell office:value-type="float" office:value="1" calcext:value-type="float">
            <text:p>1</text:p>
          </table:table-cell>
          <table:table-cell office:value-type="float" office:value="1.11022302462516E-016" calcext:value-type="float">
            <text:p>1.11022302462516E-1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1.47" calcext:value-type="float">
            <text:p>-1.47</text:p>
          </table:table-cell>
          <table:table-cell/>
          <table:table-cell office:value-type="float" office:value="0.199160041075872" calcext:value-type="float">
            <text:p>0.1991600411</text:p>
          </table:table-cell>
          <table:table-cell table:formula="of:=[.$L$15]*COS([.$L$16]*[.I17])*EXP(-[.$L$17]*[.I17])" office:value-type="float" office:value="-1.46693941349772" calcext:value-type="float">
            <text:p>-1.4669394135</text:p>
          </table:table-cell>
          <table:table-cell/>
          <table:table-cell office:value-type="float" office:value="2.22" calcext:value-type="float">
            <text:p>2.22</text:p>
          </table:table-cell>
        </table:table-row>
        <table:table-row table:style-name="ro1">
          <table:table-cell/>
          <table:table-cell office:value-type="float" office:value="8.32667268468867E-017" calcext:value-type="float">
            <text:p>8.32667268468867E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-1.81" calcext:value-type="float">
            <text:p>-1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88" calcext:value-type="float">
            <text:p>-0.88</text:p>
          </table:table-cell>
          <table:table-cell table:number-columns-repeated="2"/>
          <table:table-cell table:formula="of:=[.$L$15]*COS([.$L$16]*[.I18])*EXP(-[.$L$17]*[.I18])" office:value-type="float" office:value="-0.878494123713224" calcext:value-type="float">
            <text:p>-0.8784941237</text:p>
          </table:table-cell>
          <table:table-cell/>
          <table:table-cell office:value-type="float" office:value="2.19" calcext:value-type="float">
            <text:p>2.19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-1.99" calcext:value-type="float">
            <text:p>-1.9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table:formula="of:=[.$L$15]*COS([.$L$16]*[.I19])*EXP(-[.$L$17]*[.I19])" office:value-type="float" office:value="0.342183135038185" calcext:value-type="float">
            <text:p>0.34218313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-2.17" calcext:value-type="float">
            <text:p>-2.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$L$15]*COS([.$L$16]*[.I20])*EXP(-[.$L$17]*[.I20])" office:value-type="float" office:value="1.0547773516752" calcext:value-type="float">
            <text:p>1.0547773517</text:p>
          </table:table-cell>
          <table:table-cell/>
          <table:table-cell table:formula="of:=AVERAGE([.O14:.O18])" office:value-type="float" office:value="2.186" calcext:value-type="float">
            <text:p>2.186</text:p>
          </table:table-cell>
        </table:table-row>
        <table:table-row table:style-name="ro1">
          <table:table-cell/>
          <table:table-cell table:formula="of:=MDETERM([.B16:.D18])" office:value-type="float" office:value="1" calcext:value-type="float">
            <text:p>1</text:p>
          </table:table-cell>
          <table:table-cell table:number-columns-repeated="6"/>
          <table:table-cell office:value-type="float" office:value="3.5" calcext:value-type="float">
            <text:p>3.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table:formula="of:=[.$L$15]*COS([.$L$16]*[.I21])*EXP(-[.$L$17]*[.I21])" office:value-type="float" office:value="0.752006146260134" calcext:value-type="float">
            <text:p>0.7520061463</text:p>
          </table:table-cell>
          <table:table-cell/>
          <table:table-cell table:formula="of:=STDEV([.O14:.O18])/SQRT(5)" office:value-type="float" office:value="0.0186010752377383" calcext:value-type="float">
            <text:p>0.0186010752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-0.13" calcext:value-type="float">
            <text:p>-0.13</text:p>
          </table:table-cell>
          <table:table-cell table:number-columns-repeated="2"/>
          <table:table-cell table:formula="of:=[.$L$15]*COS([.$L$16]*[.I22])*EXP(-[.$L$17]*[.I22])" office:value-type="float" office:value="-0.128254012430117" calcext:value-type="float">
            <text:p>-0.1282540124</text:p>
          </table:table-cell>
          <table:table-cell/>
          <table:table-cell table:formula="of:=TINV(0.05;4)*[.O21]" office:value-type="float" office:value="0.0516448642952344" calcext:value-type="float">
            <text:p>0.0516448643</text:p>
          </table:table-cell>
        </table:table-row>
        <table:table-row table:style-name="ro1">
          <table:table-cell table:number-columns-repeated="5"/>
          <table:table-cell table:formula="of:=SLOPE([.G15:.G20];[.F15:.F20])" office:value-type="float" office:value="-0.985714285714285" calcext:value-type="float">
            <text:p>-0.9857142857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-0.74" calcext:value-type="float">
            <text:p>-0.74</text:p>
          </table:table-cell>
          <table:table-cell table:number-columns-repeated="2"/>
          <table:table-cell table:formula="of:=[.$L$15]*COS([.$L$16]*[.I23])*EXP(-[.$L$17]*[.I23])" office:value-type="float" office:value="-0.74174068995353" calcext:value-type="float">
            <text:p>-0.7417406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INTERCEPT([.G15:.G20];[.F15:.F20])" office:value-type="float" office:value="-1.00333333333333" calcext:value-type="float">
            <text:p>-1.0033333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62" calcext:value-type="float">
            <text:p>-0.62</text:p>
          </table:table-cell>
          <table:table-cell table:number-columns-repeated="2"/>
          <table:table-cell table:formula="of:=[.$L$15]*COS([.$L$16]*[.I24])*EXP(-[.$L$17]*[.I24])" office:value-type="float" office:value="-0.620908929705176" calcext:value-type="float">
            <text:p>-0.620908929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L$15]*COS([.$L$16]*[.I25])*EXP(-[.$L$17]*[.I25])" office:value-type="float" office:value="0.0000615422194133505" calcext:value-type="float">
            <text:p>6.15422194133505E-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51" calcext:value-type="float">
            <text:p>0.51</text:p>
          </table:table-cell>
          <table:table-cell table:number-columns-repeated="2"/>
          <table:table-cell table:formula="of:=[.$L$15]*COS([.$L$16]*[.I26])*EXP(-[.$L$17]*[.I26])" office:value-type="float" office:value="0.508844650624293" calcext:value-type="float">
            <text:p>0.50884465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.5" calcext:value-type="float">
            <text:p>6.5</text:p>
          </table:table-cell>
          <table:table-cell office:value-type="float" office:value="0.49" calcext:value-type="float">
            <text:p>0.49</text:p>
          </table:table-cell>
          <table:table-cell table:number-columns-repeated="2"/>
          <table:table-cell table:formula="of:=[.$L$15]*COS([.$L$16]*[.I27])*EXP(-[.$L$17]*[.I27])" office:value-type="float" office:value="0.497997717368471" calcext:value-type="float">
            <text:p>0.49799771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float" office:value="0.19" calcext:value-type="float">
            <text:p>0.1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[.$L$15]*COS([.$L$16]*[.I28])*EXP(-[.$L$17]*[.I28])" office:value-type="float" office:value="0.0704745161699381" calcext:value-type="float">
            <text:p>0.07047451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office:value-type="float" office:value="7.5" calcext:value-type="float">
            <text:p>7.5</text:p>
          </table:table-cell>
          <table:table-cell office:value-type="float" office:value="-0.34" calcext:value-type="float">
            <text:p>-0.34</text:p>
          </table:table-cell>
          <table:table-cell table:number-columns-repeated="2"/>
          <table:table-cell table:formula="of:=[.$L$15]*COS([.$L$16]*[.I29])*EXP(-[.$L$17]*[.I29])" office:value-type="float" office:value="-0.339089452937153" calcext:value-type="float">
            <text:p>-0.33908945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-0.39" calcext:value-type="float">
            <text:p>-0.39</text:p>
          </table:table-cell>
          <table:table-cell table:number-columns-repeated="2"/>
          <table:table-cell table:formula="of:=[.$L$15]*COS([.$L$16]*[.I30])*EXP(-[.$L$17]*[.I30])" office:value-type="float" office:value="-0.389642899868803" calcext:value-type="float">
            <text:p>-0.3896428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table:number-columns-repeated="5"/>
          <table:table-cell office:value-type="float" office:value="8.5" calcext:value-type="float">
            <text:p>8.5</text:p>
          </table:table-cell>
          <table:table-cell office:value-type="float" office:value="-0.11" calcext:value-type="float">
            <text:p>-0.11</text:p>
          </table:table-cell>
          <table:table-cell table:number-columns-repeated="2"/>
          <table:table-cell table:formula="of:=[.$L$15]*COS([.$L$16]*[.I31])*EXP(-[.$L$17]*[.I31])" office:value-type="float" office:value="-0.103519327388856" calcext:value-type="float">
            <text:p>-0.10351932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L$15]*COS([.$L$16]*[.I32])*EXP(-[.$L$17]*[.I32])" office:value-type="float" office:value="0.217957807777062" calcext:value-type="float">
            <text:p>0.21795780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 table:number-columns-repeated="5"/>
          <table:table-cell office:value-type="float" office:value="9.5" calcext:value-type="float">
            <text:p>9.5</text:p>
          </table:table-cell>
          <table:table-cell office:value-type="float" office:value="0.31" calcext:value-type="float">
            <text:p>0.31</text:p>
          </table:table-cell>
          <table:table-cell table:number-columns-repeated="2"/>
          <table:table-cell table:formula="of:=[.$L$15]*COS([.$L$16]*[.I33])*EXP(-[.$L$17]*[.I33])" office:value-type="float" office:value="0.298158925181285" calcext:value-type="float">
            <text:p>0.298158925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table:formula="of:=[.$L$15]*COS([.$L$16]*[.I34])*EXP(-[.$L$17]*[.I34])" office:value-type="float" office:value="0.113233970975923" calcext:value-type="float">
            <text:p>0.113233971</text:p>
          </table:table-cell>
          <table:table-cell table:number-columns-repeated="2"/>
        </table:table-row>
        <table:table-row table:style-name="ro1">
          <table:table-cell/>
          <table:table-cell table:formula="of:=TTEST([.B28:.B33];[.C28:.C33];2;2)" office:value-type="float" office:value="0.971766777208859" calcext:value-type="float">
            <text:p>0.9717667772</text:p>
          </table:table-cell>
          <table:table-cell table:number-columns-repeated="13"/>
        </table:table-row>
        <table:table-row table:style-name="ro1">
          <table:table-cell/>
          <table:table-cell table:formula="of:=TTEST([.B28:.B33];[.C28:.C33];2;3)" office:value-type="float" office:value="0.972241288551938" calcext:value-type="float">
            <text:p>0.9722412886</text:p>
          </table:table-cell>
          <table:table-cell table:number-columns-repeated="10"/>
          <table:table-cell table:formula="of:=SUMXMY2([.M15:.M34];[.J15:.J34])" office:value-type="float" office:value="0.0003183264276986" calcext:value-type="float">
            <text:p>0.0003183264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float" office:value="6.58518" calcext:value-type="float">
            <text:p>6.58518</text:p>
          </table:table-cell>
          <table:table-cell/>
          <table:table-cell office:value-type="float" office:value="7.08833" calcext:value-type="float">
            <text:p>7.08833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21.787" calcext:value-type="float">
            <text:p>1521.787</text:p>
          </table:table-cell>
          <table:table-cell/>
          <table:table-cell office:value-type="float" office:value="1665.924" calcext:value-type="float">
            <text:p>1665.924</text:p>
          </table:table-cell>
          <table:table-cell table:number-columns-repeated="3"/>
          <table:table-cell table:formula="of:=2/SQRT(100)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8.48" calcext:value-type="float">
            <text:p>248.48</text:p>
          </table:table-cell>
          <table:table-cell/>
          <table:table-cell office:value-type="float" office:value="227.77" calcext:value-type="float">
            <text:p>227.77</text:p>
          </table:table-cell>
          <table:table-cell table:number-columns-repeated="3"/>
          <table:table-cell table:formula="of:=TINV(0.05;99)*[.I41]" office:value-type="float" office:value="0.396843390317283" calcext:value-type="float">
            <text:p>0.3968433903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kitevő1</text:p>
          </table:table-cell>
          <table:table-cell/>
          <table:table-cell office:value-type="string" calcext:value-type="string">
            <text:p>kitevő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10^([.C40]-([.C41]/([.F45]+[.C42])))+10^([.E40]-([.E41]/([.F45]+[.E42])))" office:value-type="float" office:value="266.620121356416" calcext:value-type="float">
            <text:p>266.620121356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6:47:26.120741841</meta:creation-date>
    <dc:date>2019-10-29T17:36:45.718891250</dc:date>
    <meta:editing-duration>PT5M32S</meta:editing-duration>
    <meta:editing-cycles>1</meta:editing-cycles>
    <meta:generator>LibreOffice/5.1.6.2$Linux_X86_64 LibreOffice_project/10m0$Build-2</meta:generator>
    <meta:document-statistic meta:table-count="1" meta:cell-count="159" meta:object-count="0"/>
  </office:meta>
</office:document-meta>
</file>